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Good Times Rg" svg:font-family="'Good Times Rg'" style:font-family-generic="swiss" style:font-pitch="variable"/>
    <style:font-face style:name="Impact" svg:font-family="Impact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43.75cm" fo:min-width="30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cm" fo:min-width="7.5cm"/>
      <style:paragraph-properties style:writing-mode="lr-tb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3cm" fo:min-width="3.5cm"/>
      <style:paragraph-properties style:writing-mode="lr-tb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2.5cm" fo:min-width="3.5cm"/>
      <style:paragraph-properties style:writing-mode="lr-tb"/>
    </style:style>
    <style:style style:name="gr5" style:family="graphic" style:parent-style-name="standard">
      <style:graphic-properties draw:fill-color="#b3cac7" draw:textarea-horizontal-align="justify" draw:textarea-vertical-align="middle" draw:auto-grow-height="false" fo:min-height="11.75cm" fo:min-width="11.5cm"/>
      <style:paragraph-properties style:writing-mode="lr-tb"/>
    </style:style>
    <style:style style:name="gr6" style:family="graphic" style:parent-style-name="standard">
      <style:graphic-properties draw:fill-color="#ffde59" draw:textarea-horizontal-align="justify" draw:textarea-vertical-align="middle" draw:auto-grow-height="false" fo:min-height="10cm" fo:min-width="25.5cm"/>
    </style:style>
    <style:style style:name="gr7" style:family="graphic" style:parent-style-name="standard">
      <style:graphic-properties draw:stroke="dash" draw:stroke-dash="Dashed_20__28_var_29_" svg:stroke-width="0cm" draw:fill-color="#dee7e5" draw:textarea-horizontal-align="justify" draw:textarea-vertical-align="middle" draw:auto-grow-height="false" fo:min-height="10cm" fo:min-width="1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fill-color="#b3cac7" draw:textarea-horizontal-align="justify" draw:textarea-vertical-align="middle" draw:auto-grow-height="false" fo:min-height="5.25cm" fo:min-width="6cm"/>
      <style:paragraph-properties style:writing-mode="lr-tb"/>
    </style:style>
    <style:style style:name="gr10" style:family="graphic" style:parent-style-name="standard">
      <style:graphic-properties draw:fill-color="#dee7e5" draw:textarea-horizontal-align="justify" draw:textarea-vertical-align="middle" draw:auto-grow-height="false" fo:min-height="1.25cm" fo:min-width="6.25cm"/>
      <style:paragraph-properties style:writing-mode="lr-tb"/>
    </style:style>
    <style:style style:name="gr11" style:family="graphic" style:parent-style-name="standard">
      <style:graphic-properties svg:stroke-color="#729fcf" draw:fill-color="#ff5429" draw:textarea-horizontal-align="justify" draw:textarea-vertical-align="middle" draw:auto-grow-height="false" fo:min-height="0.75cm" fo:min-width="4.25cm"/>
      <style:paragraph-properties style:writing-mode="lr-tb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5.25cm" fo:min-width="3cm"/>
      <style:paragraph-properties style:writing-mode="lr-tb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4.75cm" fo:min-width="0.75cm"/>
    </style:style>
    <style:style style:name="gr14" style:family="graphic" style:parent-style-name="standard">
      <style:graphic-properties draw:fill-color="#5eb91e" draw:textarea-horizontal-align="justify" draw:textarea-vertical-align="middle" draw:auto-grow-height="false" fo:min-height="1.75cm" fo:min-width="4.25cm"/>
      <style:paragraph-properties style:writing-mode="lr-tb"/>
    </style:style>
    <style:style style:name="gr15" style:family="graphic" style:parent-style-name="objectwithoutfill">
      <style:graphic-properties svg:stroke-width="0.212cm" svg:stroke-color="#468a1a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6" style:family="graphic" style:parent-style-name="objectwithoutfill">
      <style:graphic-properties svg:stroke-width="0.212cm" svg:stroke-color="#ff5429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7" style:family="graphic" style:parent-style-name="objectwithoutfill">
      <style:graphic-properties svg:stroke-width="0.212cm" svg:stroke-color="#ff542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ff5429" draw:marker-start-width="0.518cm" draw:marker-end-width="0.518cm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svg:stroke-width="0.212cm" svg:stroke-color="#468a1a" draw:marker-start-width="0.518cm" draw:marker-end-width="0.518cm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svg:stroke-width="0.212cm" svg:stroke-color="#784b04" draw:marker-start="Arrow" draw:marker-start-width="0.618cm" draw:marker-end-width="0.518cm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7b3d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svg:stroke-width="0.212cm" svg:stroke-color="#ff5429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3" style:family="graphic" style:parent-style-name="objectwithoutfill">
      <style:graphic-properties svg:stroke-width="0.212cm" svg:stroke-color="#468a1a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212cm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cm"/>
      <style:paragraph-properties style:writing-mode="lr-tb"/>
    </style:style>
    <style:style style:name="gr26" style:family="graphic" style:parent-style-name="standard">
      <style:graphic-properties svg:stroke-color="#729fcf" draw:fill-color="#ff6d6d" draw:textarea-horizontal-align="justify" draw:textarea-vertical-align="middle" draw:auto-grow-height="false" fo:min-height="0.75cm" fo:min-width="4.25cm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objectwithoutfill">
      <style:graphic-properties svg:stroke-width="0.212cm" svg:stroke-color="#784b0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9" style:family="graphic" style:parent-style-name="objectwithoutfill">
      <style:graphic-properties svg:stroke-width="0.212cm" svg:stroke-color="#468a1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212cm" svg:stroke-color="#468a1a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svg:stroke-color="#784b0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svg:stroke-color="#784b04" draw:marker-start-width="0.518cm" draw:marker-end-width="0.518cm" draw:textarea-vertical-align="middle" fo:padding-top="0.231cm" fo:padding-bottom="0.231cm" fo:padding-left="0.356cm" fo:padding-right="0.3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2.25cm" fo:min-width="8.5cm"/>
      <style:paragraph-properties style:writing-mode="lr-tb"/>
    </style:style>
    <style:style style:name="gr35" style:family="graphic" style:parent-style-name="standard">
      <style:graphic-properties svg:stroke-width="0.212cm" svg:stroke-color="#bbe33d" draw:marker-start="Arrow" draw:marker-start-width="0.618cm" draw:marker-end-width="0.518cm" draw:textarea-vertical-align="middle" fo:padding-top="0.231cm" fo:padding-bottom="0.231cm" fo:padding-left="0.356cm" fo:padding-right="0.356cm"/>
    </style:style>
    <style:style style:name="gr36" style:family="graphic" style:parent-style-name="objectwithoutfill">
      <style:graphic-properties svg:stroke-width="0.212cm" svg:stroke-color="#bbe33d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7" style:family="graphic" style:parent-style-name="standard">
      <style:graphic-properties draw:textarea-horizontal-align="justify" draw:textarea-vertical-align="middle" draw:auto-grow-height="false" fo:min-height="8cm" fo:min-width="8.25cm"/>
      <style:paragraph-properties style:writing-mode="lr-tb"/>
    </style:style>
    <style:style style:name="gr38" style:family="graphic" style:parent-style-name="objectwithoutfill">
      <style:graphic-properties svg:stroke-width="0.212cm" svg:stroke-color="#8d281e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draw:fill-color="#b3cac7" draw:textarea-horizontal-align="justify" draw:textarea-vertical-align="middle" draw:auto-grow-height="false" fo:min-height="3cm" fo:min-width="3.5cm"/>
      <style:paragraph-properties style:writing-mode="lr-tb"/>
    </style:style>
    <style:style style:name="gr40" style:family="graphic" style:parent-style-name="objectwithoutfill">
      <style:graphic-properties svg:stroke-width="0.212cm" svg:stroke-color="#ff972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1" style:family="graphic" style:parent-style-name="objectwithoutfill">
      <style:graphic-properties svg:stroke-width="0.212cm" svg:stroke-color="#8d1d75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2" style:family="graphic" style:parent-style-name="objectwithoutfill">
      <style:graphic-properties svg:stroke-width="0.212cm" svg:stroke-color="#ff972f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43" style:family="graphic" style:parent-style-name="objectwithoutfill">
      <style:graphic-properties svg:stroke-width="0.212cm" svg:stroke-color="#8d1d75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 draw:shadow="hidden"/>
      <style:paragraph-properties style:writing-mode="lr-tb"/>
    </style:style>
    <style:style style:name="gr45" style:family="graphic" style:parent-style-name="standard">
      <style:graphic-properties draw:stroke="dash" draw:stroke-dash="Ultrafine_20_Dashed" svg:stroke-color="#000000" svg:stroke-opacity="40%" draw:fill="none" draw:fill-color="#ffffff" draw:textarea-horizontal-align="left" draw:auto-grow-height="true" draw:auto-grow-width="false" fo:min-height="9.577cm" fo:min-width="0cm" draw:shadow="visible" draw:shadow-opacity="50%"/>
      <style:paragraph-properties style:writing-mode="lr-tb"/>
    </style:style>
    <style:style style:name="gr4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b3cac7"/>
      <style:paragraph-properties fo:text-align="center"/>
    </style:style>
    <style:style style:name="P5" style:family="paragraph">
      <loext:graphic-properties draw:fill-color="#ffde59"/>
      <style:paragraph-properties fo:text-align="center"/>
    </style:style>
    <style:style style:name="P6" style:family="paragraph">
      <loext:graphic-properties draw:fill-color="#dee7e5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b3cac7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dee7e5"/>
      <style:paragraph-properties fo:text-align="center" style:writing-mode="lr-tb"/>
    </style:style>
    <style:style style:name="P12" style:family="paragraph">
      <loext:graphic-properties draw:fill-color="#ff5429"/>
      <style:paragraph-properties fo:text-align="center" style:writing-mode="lr-tb"/>
    </style:style>
    <style:style style:name="P13" style:family="paragraph">
      <loext:graphic-properties draw:fill-color="#cccccc"/>
      <style:paragraph-properties fo:text-align="center" style:writing-mode="lr-tb"/>
    </style:style>
    <style:style style:name="P14" style:family="paragraph">
      <loext:graphic-properties draw:fill-color="#5eb91e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8" style:family="paragraph">
      <loext:graphic-properties draw:fill-color="#ff6d6d"/>
      <style:paragraph-properties fo:text-align="center" style:writing-mode="lr-tb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1" style:family="paragraph">
      <style:paragraph-properties fo:text-align="center"/>
      <style:text-properties fo:color="#333333" style:font-name="Source Sans Pro Black" fo:font-size="72pt" style:font-size-asian="80pt" style:font-size-complex="80pt"/>
    </style:style>
    <style:style style:name="P22" style:family="paragraph">
      <loext:graphic-properties draw:fill="none" draw:fill-color="#ffffff"/>
      <style:paragraph-properties fo:text-align="center"/>
      <style:text-properties fo:color="#333333" style:font-name="Source Sans Pro Black" fo:font-size="72pt" fo:font-weight="bold" style:font-size-asian="80pt" style:font-weight-asian="bold" style:font-size-complex="80pt" style:font-weight-complex="bold"/>
    </style:style>
    <style:style style:name="P23" style:family="paragraph">
      <style:paragraph-properties fo:text-align="center"/>
      <style:text-properties fo:color="#808080" style:font-name="Source Sans Pro Black" fo:font-size="40pt" style:font-size-asian="40pt" style:font-size-complex="40pt"/>
    </style:style>
    <style:style style:name="P24" style:family="paragraph">
      <loext:graphic-properties draw:fill="none" draw:fill-color="#ffffff"/>
      <style:paragraph-properties fo:text-align="center"/>
      <style:text-properties fo:color="#808080" style:font-name="Source Sans Pro Black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" style:family="text">
      <style:text-properties fo:color="#000000"/>
    </style:style>
    <style:style style:name="T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5" style:family="text">
      <style:text-properties fo:color="#333333" style:font-name="Source Sans Pro Black" fo:font-weight="bold" style:font-size-asian="80pt" style:font-weight-asian="bold" style:font-size-complex="80pt" style:font-weight-complex="bold"/>
    </style:style>
    <style:style style:name="T6" style:family="text">
      <style:text-properties fo:color="#808080" style:font-name="Source Sans Pro Black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808080" style:font-name="Good Times Rg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0.5cm" svg:height="44cm" svg:x="16.25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61" draw:id="id61" draw:layer="layout" svg:width="8cm" svg:height="1.25cm" svg:x="26.5cm" svg:y="12cm">
          <text:p text:style-name="P2">Extend Connector</text:p>
          <draw:enhanced-geometry svg:viewBox="0 0 21600 21600" draw:type="rectangle" draw:enhanced-path="M 0 0 L 21600 0 21600 21600 0 21600 0 0 Z N"/>
        </draw:custom-shape>
        <draw:custom-shape draw:style-name="gr3" draw:text-style-name="P3" xml:id="id58" draw:id="id58" draw:layer="layout" svg:width="4cm" svg:height="3.25cm" svg:x="14.5cm" svg:y="49.25cm">
          <text:p text:style-name="P2">USB </text:p>
          <text:p text:style-name="P2">or</text:p>
          <text:p text:style-name="P2">ETHERNET</text:p>
          <draw:enhanced-geometry svg:viewBox="0 0 21600 21600" draw:type="rectangle" draw:enhanced-path="M 0 0 L 21600 0 21600 21600 0 21600 0 0 Z N"/>
        </draw:custom-shape>
        <draw:custom-shape draw:style-name="gr4" draw:text-style-name="P3" xml:id="id53" draw:id="id53" draw:layer="layout" svg:width="4cm" svg:height="2.75cm" svg:x="14.5cm" svg:y="14.5cm">
          <text:p text:style-name="P2">DC POWER</text:p>
          <text:p text:style-name="P2">12V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cm" svg:height="12cm" svg:x="21.25cm" svg:y="28.5cm">
          <text:p text:style-name="P2"><text:span text:style-name="T1">STM32F7</text:span></text:p>
          <text:p text:style-name="P2"><text:span text:style-name="T1">OR</text:span></text:p>
          <text:p text:style-name="P2"><text:span text:style-name="T1">STM32H7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6cm" svg:height="10.25cm" svg:x="48.75cm" svg:y="1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75cm" svg:height="10.25cm" svg:x="57.75cm" svg:y="12.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5cm" svg:height="1.673cm" draw:transform="rotate (1.5707963267949) translate (57.75cm 22cm)">
          <draw:text-box>
            <text:p>Galvanic</text:p>
            <text:p>Isolation</text:p>
          </draw:text-box>
        </draw:frame>
        <draw:custom-shape draw:style-name="gr9" draw:text-style-name="P9" xml:id="id8" draw:id="id8" draw:layer="layout" svg:width="6.5cm" svg:height="5.5cm" svg:x="64.25cm" svg:y="14.75cm">
          <text:p text:style-name="P8">Front end device e.g</text:p>
          <text:p text:style-name="P8">ADC , DAC</text:p>
          <text:p text:style-name="P8">Signal generator</text:p>
          <text:p text:style-name="P8">Motor driver</text:p>
          <text:p text:style-name="P8">And more </text:p>
          <draw:enhanced-geometry svg:viewBox="0 0 21600 21600" draw:type="rectangle" draw:enhanced-path="M 0 0 L 21600 0 21600 21600 0 21600 0 0 Z N"/>
        </draw:custom-shape>
        <draw:custom-shape draw:style-name="gr10" draw:text-style-name="P11" xml:id="id6" draw:id="id6" draw:layer="layout" svg:width="6.75cm" svg:height="1.5cm" svg:x="50cm" svg:y="20.75cm">
          <text:p text:style-name="P10">EEPROM I2C or SPI</text:p>
          <draw:enhanced-geometry svg:viewBox="0 0 21600 21600" draw:type="rectangle" draw:enhanced-path="M 0 0 L 21600 0 21600 21600 0 21600 0 0 Z N"/>
        </draw:custom-shape>
        <draw:custom-shape draw:style-name="gr11" draw:text-style-name="P12" xml:id="id7" draw:id="id7" draw:layer="layout" svg:width="4.75cm" svg:height="1cm" svg:x="56.25cm" svg:y="14.25cm">
          <text:p text:style-name="P10">Isolated DC/DC</text:p>
          <draw:enhanced-geometry svg:viewBox="0 0 21600 21600" draw:type="rectangle" draw:enhanced-path="M 0 0 L 21600 0 21600 21600 0 21600 0 0 Z N"/>
        </draw:custom-shape>
        <draw:custom-shape draw:style-name="gr12" draw:text-style-name="P13" xml:id="id10" draw:id="id10" draw:layer="layout" svg:width="3.5cm" svg:height="5.5cm" svg:x="73cm" svg:y="14.75cm">
          <text:p text:style-name="P10">Front end</text:p>
          <text:p text:style-name="P10">Connectors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25cm" svg:height="5cm" svg:x="46.25cm" svg:y="4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" draw:id="id9" draw:layer="layout" svg:width="4.75cm" svg:height="2cm" svg:x="56.25cm" svg:y="16.5cm">
          <text:p text:style-name="P2"/>
          <text:p text:style-name="P2">Digital </text:p>
          <text:p text:style-name="P2">isolation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25cm" svg:height="5cm" svg:x="48.25cm" svg:y="15cm">
          <text:p/>
          <draw:enhanced-geometry svg:viewBox="0 0 21600 21600" draw:type="rectangle" draw:enhanced-path="M 0 0 L 21600 0 21600 21600 0 21600 0 0 Z N"/>
        </draw:custom-shape>
        <draw:line draw:style-name="gr15" draw:text-style-name="P15" xml:id="id4" draw:id="id4" draw:layer="layout" svg:x1="55cm" svg:y1="17.5cm" svg:x2="56.25cm" svg:y2="17.5cm">
          <text:p/>
        </draw:line>
        <draw:line draw:style-name="gr16" draw:text-style-name="P15" xml:id="id2" draw:id="id2" draw:layer="layout" svg:x1="55cm" svg:y1="14.75cm" svg:x2="56.25cm" svg:y2="14.75cm">
          <text:p/>
        </draw:line>
        <draw:line draw:style-name="gr17" draw:text-style-name="P15" xml:id="id1" draw:id="id1" draw:layer="layout" svg:x1="50.75cm" svg:y1="16cm" svg:x2="49.5cm" svg:y2="16cm">
          <text:p/>
        </draw:line>
        <draw:connector draw:style-name="gr18" draw:text-style-name="P2" draw:layer="layout" svg:x1="50.75cm" svg:y1="16cm" svg:x2="55cm" svg:y2="14.75cm" draw:start-shape="id1" draw:start-glue-point="1" draw:end-shape="id2" draw:end-glue-point="3" svg:d="M50750 16000h2125v-1250h2125" svg:viewBox="0 0 4251 1251">
          <text:p/>
        </draw:connector>
        <draw:line draw:style-name="gr15" draw:text-style-name="P15" xml:id="id3" draw:id="id3" draw:layer="layout" svg:x1="50.75cm" svg:y1="17.5cm" svg:x2="49.5cm" svg:y2="17.5cm">
          <text:p/>
        </draw:line>
        <draw:connector draw:style-name="gr19" draw:text-style-name="P2" draw:layer="layout" svg:x1="50.75cm" svg:y1="17.5cm" svg:x2="55cm" svg:y2="17.5cm" draw:start-shape="id3" draw:start-glue-point="1" draw:end-shape="id4" draw:end-glue-point="3" svg:d="M50750 17500h4250" svg:viewBox="0 0 4251 1">
          <text:p/>
        </draw:connector>
        <draw:line draw:style-name="gr20" draw:text-style-name="P2" xml:id="id5" draw:id="id5" draw:layer="layout" svg:x1="49.5cm" svg:y1="19cm" svg:x2="50.5cm" svg:y2="19cm">
          <text:p/>
        </draw:line>
        <draw:connector draw:style-name="gr21" draw:text-style-name="P15" draw:layer="layout" draw:line-skew="-1.029cm" svg:x1="50.5cm" svg:y1="19cm" svg:x2="53.375cm" svg:y2="20.75cm" draw:start-shape="id5" draw:start-glue-point="1" draw:end-shape="id6" draw:end-glue-point="0" svg:d="M50500 19000h2875v1750" svg:viewBox="0 0 2876 1751">
          <text:p/>
        </draw:connector>
        <draw:connector draw:style-name="gr22" draw:text-style-name="P15" draw:layer="layout" draw:line-skew="0cm -0.749cm" svg:x1="61cm" svg:y1="14.75cm" svg:x2="67.5cm" svg:y2="14.75cm" draw:start-shape="id7" draw:start-glue-point="1" draw:end-shape="id8" draw:end-glue-point="0" svg:d="M61000 14750h1625v-1250h4875v1250" svg:viewBox="0 0 6501 1251">
          <text:p/>
        </draw:connector>
        <draw:connector draw:style-name="gr23" draw:text-style-name="P15" draw:layer="layout" svg:x1="61cm" svg:y1="17.5cm" svg:x2="64.25cm" svg:y2="17.5cm" draw:start-shape="id9" draw:start-glue-point="1" draw:end-shape="id8" draw:end-glue-point="3" svg:d="M61000 17500h3250" svg:viewBox="0 0 3251 1">
          <text:p/>
        </draw:connector>
        <draw:connector draw:style-name="gr24" draw:text-style-name="P15" draw:layer="layout" svg:x1="70.75cm" svg:y1="17.5cm" svg:x2="73cm" svg:y2="17.5cm" draw:start-shape="id8" draw:start-glue-point="1" draw:end-shape="id10" draw:end-glue-point="3" svg:d="M70750 17500h2250" svg:viewBox="0 0 2251 1">
          <text:p/>
        </draw:connector>
        <draw:frame draw:style-name="gr25" draw:text-style-name="P17" draw:layer="layout" svg:width="8.622cm" svg:height="1.352cm" svg:x="49cm" svg:y="12.788cm">
          <draw:text-box>
            <text:p text:style-name="P16"><text:span text:style-name="T2">Peripherial board</text:span></text:p>
          </draw:text-box>
        </draw:frame>
        <draw:custom-shape draw:style-name="gr6" draw:text-style-name="P5" draw:layer="layout" svg:width="26cm" svg:height="10.25cm" svg:x="48.75cm" svg:y="2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75cm" svg:height="10.25cm" svg:x="57.75cm" svg:y="23.7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5cm" svg:height="1.673cm" draw:transform="rotate (1.5707963267949) translate (57.827cm 32.75cm)">
          <draw:text-box>
            <text:p>Galvanic</text:p>
            <text:p>Isolation</text:p>
          </draw:text-box>
        </draw:frame>
        <draw:custom-shape draw:style-name="gr9" draw:text-style-name="P9" xml:id="id18" draw:id="id18" draw:layer="layout" svg:width="6.5cm" svg:height="5.5cm" svg:x="64.25cm" svg:y="26cm">
          <text:p text:style-name="P8">Front end device e.g</text:p>
          <text:p text:style-name="P8">ADC , DAC</text:p>
          <text:p text:style-name="P8">Signal generator</text:p>
          <text:p text:style-name="P8">Motor driver</text:p>
          <text:p text:style-name="P8">And more 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6" draw:id="id16" draw:layer="layout" svg:width="6.75cm" svg:height="1.5cm" svg:x="50cm" svg:y="32cm">
          <text:p text:style-name="P10">EEPROM I2C or SPI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7" draw:id="id17" draw:layer="layout" svg:width="4.75cm" svg:height="1cm" svg:x="56.25cm" svg:y="25.5cm">
          <text:p text:style-name="P10">Isolated DC/DC</text:p>
          <draw:enhanced-geometry svg:viewBox="0 0 21600 21600" draw:type="rectangle" draw:enhanced-path="M 0 0 L 21600 0 21600 21600 0 21600 0 0 Z N"/>
        </draw:custom-shape>
        <draw:custom-shape draw:style-name="gr12" draw:text-style-name="P13" xml:id="id20" draw:id="id20" draw:layer="layout" svg:width="3.5cm" svg:height="5.5cm" svg:x="73cm" svg:y="26cm">
          <text:p text:style-name="P10">Front end</text:p>
          <text:p text:style-name="P10">Connectors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9" draw:id="id19" draw:layer="layout" svg:width="4.75cm" svg:height="2cm" svg:x="56.25cm" svg:y="27.75cm">
          <text:p text:style-name="P2"/>
          <text:p text:style-name="P2">Digital </text:p>
          <text:p text:style-name="P2">isolation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25cm" svg:height="5cm" svg:x="48.25cm" svg:y="26.25cm">
          <text:p/>
          <draw:enhanced-geometry svg:viewBox="0 0 21600 21600" draw:type="rectangle" draw:enhanced-path="M 0 0 L 21600 0 21600 21600 0 21600 0 0 Z N"/>
        </draw:custom-shape>
        <draw:line draw:style-name="gr15" draw:text-style-name="P15" xml:id="id14" draw:id="id14" draw:layer="layout" svg:x1="55cm" svg:y1="28.75cm" svg:x2="56.25cm" svg:y2="28.75cm">
          <text:p/>
        </draw:line>
        <draw:line draw:style-name="gr16" draw:text-style-name="P15" xml:id="id12" draw:id="id12" draw:layer="layout" svg:x1="55cm" svg:y1="26cm" svg:x2="56.25cm" svg:y2="26cm">
          <text:p/>
        </draw:line>
        <draw:line draw:style-name="gr17" draw:text-style-name="P15" xml:id="id11" draw:id="id11" draw:layer="layout" svg:x1="50.75cm" svg:y1="27.25cm" svg:x2="49.5cm" svg:y2="27.25cm">
          <text:p/>
        </draw:line>
        <draw:connector draw:style-name="gr18" draw:text-style-name="P2" draw:layer="layout" svg:x1="50.75cm" svg:y1="27.25cm" svg:x2="55cm" svg:y2="26cm" draw:start-shape="id11" draw:start-glue-point="1" draw:end-shape="id12" draw:end-glue-point="3" svg:d="M50750 27250h2125v-1250h2125" svg:viewBox="0 0 4251 1251">
          <text:p/>
        </draw:connector>
        <draw:line draw:style-name="gr15" draw:text-style-name="P15" xml:id="id13" draw:id="id13" draw:layer="layout" svg:x1="50.75cm" svg:y1="28.75cm" svg:x2="49.5cm" svg:y2="28.75cm">
          <text:p/>
        </draw:line>
        <draw:connector draw:style-name="gr19" draw:text-style-name="P2" draw:layer="layout" svg:x1="50.75cm" svg:y1="28.75cm" svg:x2="55cm" svg:y2="28.75cm" draw:start-shape="id13" draw:start-glue-point="1" draw:end-shape="id14" draw:end-glue-point="3" svg:d="M50750 28750h4250" svg:viewBox="0 0 4251 1">
          <text:p/>
        </draw:connector>
        <draw:line draw:style-name="gr20" draw:text-style-name="P2" xml:id="id15" draw:id="id15" draw:layer="layout" svg:x1="49.5cm" svg:y1="30.25cm" svg:x2="50.5cm" svg:y2="30.25cm">
          <text:p/>
        </draw:line>
        <draw:connector draw:style-name="gr21" draw:text-style-name="P15" draw:layer="layout" draw:line-skew="-1.029cm" svg:x1="50.5cm" svg:y1="30.25cm" svg:x2="53.375cm" svg:y2="32cm" draw:start-shape="id15" draw:start-glue-point="1" draw:end-shape="id16" draw:end-glue-point="0" svg:d="M50500 30250h2875v1750" svg:viewBox="0 0 2876 1751">
          <text:p/>
        </draw:connector>
        <draw:connector draw:style-name="gr22" draw:text-style-name="P15" draw:layer="layout" draw:line-skew="0cm -0.749cm" svg:x1="61cm" svg:y1="26cm" svg:x2="67.5cm" svg:y2="26cm" draw:start-shape="id17" draw:start-glue-point="1" draw:end-shape="id18" draw:end-glue-point="0" svg:d="M61000 26000h1625v-1250h4875v1250" svg:viewBox="0 0 6501 1251">
          <text:p/>
        </draw:connector>
        <draw:connector draw:style-name="gr23" draw:text-style-name="P15" draw:layer="layout" svg:x1="61cm" svg:y1="28.75cm" svg:x2="64.25cm" svg:y2="28.75cm" draw:start-shape="id19" draw:start-glue-point="1" draw:end-shape="id18" draw:end-glue-point="3" svg:d="M61000 28750h3250" svg:viewBox="0 0 3251 1">
          <text:p/>
        </draw:connector>
        <draw:connector draw:style-name="gr24" draw:text-style-name="P15" draw:layer="layout" svg:x1="70.75cm" svg:y1="28.75cm" svg:x2="73cm" svg:y2="28.75cm" draw:start-shape="id18" draw:start-glue-point="1" draw:end-shape="id20" draw:end-glue-point="3" svg:d="M70750 28750h2250" svg:viewBox="0 0 2251 1">
          <text:p/>
        </draw:connector>
        <draw:frame draw:style-name="gr25" draw:text-style-name="P17" draw:layer="layout" svg:width="8.622cm" svg:height="1.352cm" svg:x="49cm" svg:y="24.038cm">
          <draw:text-box>
            <text:p text:style-name="P16"><text:span text:style-name="T2">Peripherial board</text:span></text:p>
          </draw:text-box>
        </draw:frame>
        <draw:custom-shape draw:style-name="gr6" draw:text-style-name="P5" draw:layer="layout" svg:width="26cm" svg:height="10.25cm" svg:x="48.75cm" svg:y="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75cm" svg:height="10.25cm" svg:x="57.75cm" svg:y="3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5cm" svg:height="1.673cm" draw:transform="rotate (1.5707963267949) translate (57.827cm 44cm)">
          <draw:text-box>
            <text:p>Galvanic</text:p>
            <text:p>Isolation</text:p>
          </draw:text-box>
        </draw:frame>
        <draw:custom-shape draw:style-name="gr9" draw:text-style-name="P9" xml:id="id28" draw:id="id28" draw:layer="layout" svg:width="6.5cm" svg:height="5.5cm" svg:x="64.25cm" svg:y="37.25cm">
          <text:p text:style-name="P8">Front end device e.g</text:p>
          <text:p text:style-name="P8">ADC , DAC</text:p>
          <text:p text:style-name="P8">Signal generator</text:p>
          <text:p text:style-name="P8">Motor driver</text:p>
          <text:p text:style-name="P8">And more </text:p>
          <draw:enhanced-geometry svg:viewBox="0 0 21600 21600" draw:type="rectangle" draw:enhanced-path="M 0 0 L 21600 0 21600 21600 0 21600 0 0 Z N"/>
        </draw:custom-shape>
        <draw:custom-shape draw:style-name="gr10" draw:text-style-name="P11" xml:id="id26" draw:id="id26" draw:layer="layout" svg:width="6.75cm" svg:height="1.5cm" svg:x="50cm" svg:y="43.25cm">
          <text:p text:style-name="P10">EEPROM I2C or SPI</text:p>
          <draw:enhanced-geometry svg:viewBox="0 0 21600 21600" draw:type="rectangle" draw:enhanced-path="M 0 0 L 21600 0 21600 21600 0 21600 0 0 Z N"/>
        </draw:custom-shape>
        <draw:custom-shape draw:style-name="gr26" draw:text-style-name="P18" xml:id="id27" draw:id="id27" draw:layer="layout" svg:width="4.75cm" svg:height="1cm" svg:x="56.25cm" svg:y="36.75cm">
          <text:p text:style-name="P10">Isolated DC/DC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5cm" svg:height="5.5cm" svg:x="73cm" svg:y="36.75cm">
          <text:p text:style-name="P10">Front end</text:p>
          <text:p text:style-name="P10">Connectors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9" draw:id="id29" draw:layer="layout" svg:width="4.75cm" svg:height="2cm" svg:x="56.25cm" svg:y="39cm">
          <text:p text:style-name="P2"/>
          <text:p text:style-name="P2">Digital </text:p>
          <text:p text:style-name="P2">isolation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25cm" svg:height="5cm" svg:x="48.25cm" svg:y="37.5cm">
          <text:p/>
          <draw:enhanced-geometry svg:viewBox="0 0 21600 21600" draw:type="rectangle" draw:enhanced-path="M 0 0 L 21600 0 21600 21600 0 21600 0 0 Z N"/>
        </draw:custom-shape>
        <draw:line draw:style-name="gr15" draw:text-style-name="P15" xml:id="id24" draw:id="id24" draw:layer="layout" svg:x1="55cm" svg:y1="40cm" svg:x2="56.25cm" svg:y2="40cm">
          <text:p/>
        </draw:line>
        <draw:line draw:style-name="gr16" draw:text-style-name="P15" xml:id="id22" draw:id="id22" draw:layer="layout" svg:x1="55cm" svg:y1="37.25cm" svg:x2="56.25cm" svg:y2="37.25cm">
          <text:p/>
        </draw:line>
        <draw:line draw:style-name="gr17" draw:text-style-name="P15" xml:id="id21" draw:id="id21" draw:layer="layout" svg:x1="50.75cm" svg:y1="38.5cm" svg:x2="49.5cm" svg:y2="38.5cm">
          <text:p/>
        </draw:line>
        <draw:connector draw:style-name="gr18" draw:text-style-name="P2" draw:layer="layout" svg:x1="50.75cm" svg:y1="38.5cm" svg:x2="55cm" svg:y2="37.25cm" draw:start-shape="id21" draw:start-glue-point="1" draw:end-shape="id22" draw:end-glue-point="3" svg:d="M50750 38500h2125v-1250h2125" svg:viewBox="0 0 4251 1251">
          <text:p/>
        </draw:connector>
        <draw:line draw:style-name="gr15" draw:text-style-name="P15" xml:id="id23" draw:id="id23" draw:layer="layout" svg:x1="50.75cm" svg:y1="40cm" svg:x2="49.5cm" svg:y2="40cm">
          <text:p/>
        </draw:line>
        <draw:connector draw:style-name="gr19" draw:text-style-name="P2" draw:layer="layout" svg:x1="50.75cm" svg:y1="40cm" svg:x2="55cm" svg:y2="40cm" draw:start-shape="id23" draw:start-glue-point="1" draw:end-shape="id24" draw:end-glue-point="3" svg:d="M50750 40000h4250" svg:viewBox="0 0 4251 1">
          <text:p/>
        </draw:connector>
        <draw:line draw:style-name="gr20" draw:text-style-name="P2" xml:id="id25" draw:id="id25" draw:layer="layout" svg:x1="49.5cm" svg:y1="41.5cm" svg:x2="50.5cm" svg:y2="41.5cm">
          <text:p/>
        </draw:line>
        <draw:connector draw:style-name="gr21" draw:text-style-name="P15" draw:layer="layout" draw:line-skew="-1.029cm" svg:x1="50.5cm" svg:y1="41.5cm" svg:x2="53.375cm" svg:y2="43.25cm" draw:start-shape="id25" draw:start-glue-point="1" draw:end-shape="id26" draw:end-glue-point="0" svg:d="M50500 41500h2875v1750" svg:viewBox="0 0 2876 1751">
          <text:p/>
        </draw:connector>
        <draw:connector draw:style-name="gr22" draw:text-style-name="P15" draw:layer="layout" draw:line-skew="0cm -0.749cm" svg:x1="61cm" svg:y1="37.25cm" svg:x2="67.5cm" svg:y2="37.25cm" draw:start-shape="id27" draw:start-glue-point="1" draw:end-shape="id28" draw:end-glue-point="0" svg:d="M61000 37250h1625v-1250h4875v1250" svg:viewBox="0 0 6501 1251">
          <text:p/>
        </draw:connector>
        <draw:connector draw:style-name="gr23" draw:text-style-name="P15" draw:layer="layout" svg:x1="61cm" svg:y1="40cm" svg:x2="64.25cm" svg:y2="40cm" draw:start-shape="id29" draw:start-glue-point="1" draw:end-shape="id28" draw:end-glue-point="3" svg:d="M61000 40000h3250" svg:viewBox="0 0 3251 1">
          <text:p/>
        </draw:connector>
        <draw:connector draw:style-name="gr24" draw:text-style-name="P15" draw:layer="layout" svg:x1="70.75cm" svg:y1="40cm" svg:x2="73cm" svg:y2="39.5cm" draw:start-shape="id28" draw:start-glue-point="1" svg:d="M70750 40000h1376v-500h874" svg:viewBox="0 0 2251 501">
          <text:p/>
        </draw:connector>
        <draw:frame draw:style-name="gr25" draw:text-style-name="P17" draw:layer="layout" svg:width="8.622cm" svg:height="1.352cm" svg:x="49cm" svg:y="35.288cm">
          <draw:text-box>
            <text:p text:style-name="P16"><text:span text:style-name="T2">Peripherial board</text:span></text:p>
          </draw:text-box>
        </draw:frame>
        <draw:custom-shape draw:style-name="gr6" draw:text-style-name="P5" draw:layer="layout" svg:width="26cm" svg:height="10.25cm" svg:x="48.75cm" svg:y="46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75cm" svg:height="10.25cm" svg:x="57.75cm" svg:y="46.2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5cm" svg:height="1.673cm" draw:transform="rotate (1.5707963267949) translate (57.827cm 55.25cm)">
          <draw:text-box>
            <text:p>Galvanic</text:p>
            <text:p>Isolation</text:p>
          </draw:text-box>
        </draw:frame>
        <draw:custom-shape draw:style-name="gr9" draw:text-style-name="P9" xml:id="id37" draw:id="id37" draw:layer="layout" svg:width="6.5cm" svg:height="5.5cm" svg:x="64.25cm" svg:y="48.5cm">
          <text:p text:style-name="P8">Front end device e.g</text:p>
          <text:p text:style-name="P8">ADC , DAC</text:p>
          <text:p text:style-name="P8">Signal generator</text:p>
          <text:p text:style-name="P8">Motor driver</text:p>
          <text:p text:style-name="P8">And more </text:p>
          <draw:enhanced-geometry svg:viewBox="0 0 21600 21600" draw:type="rectangle" draw:enhanced-path="M 0 0 L 21600 0 21600 21600 0 21600 0 0 Z N"/>
        </draw:custom-shape>
        <draw:custom-shape draw:style-name="gr10" draw:text-style-name="P11" xml:id="id35" draw:id="id35" draw:layer="layout" svg:width="6.75cm" svg:height="1.5cm" svg:x="50cm" svg:y="54.5cm">
          <text:p text:style-name="P10">EEPROM I2C or SPI</text:p>
          <draw:enhanced-geometry svg:viewBox="0 0 21600 21600" draw:type="rectangle" draw:enhanced-path="M 0 0 L 21600 0 21600 21600 0 21600 0 0 Z N"/>
        </draw:custom-shape>
        <draw:custom-shape draw:style-name="gr26" draw:text-style-name="P18" xml:id="id36" draw:id="id36" draw:layer="layout" svg:width="4.75cm" svg:height="1cm" svg:x="56.25cm" svg:y="48cm">
          <text:p text:style-name="P10">Isolated DC/DC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5cm" svg:height="5.5cm" svg:x="73cm" svg:y="48cm">
          <text:p text:style-name="P10">Front end</text:p>
          <text:p text:style-name="P10">Connectors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8" draw:id="id38" draw:layer="layout" svg:width="4.75cm" svg:height="2cm" svg:x="56.25cm" svg:y="50.25cm">
          <text:p text:style-name="P2"/>
          <text:p text:style-name="P2">Digital </text:p>
          <text:p text:style-name="P2">isolation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25cm" svg:height="5cm" svg:x="48.25cm" svg:y="48.75cm">
          <text:p/>
          <draw:enhanced-geometry svg:viewBox="0 0 21600 21600" draw:type="rectangle" draw:enhanced-path="M 0 0 L 21600 0 21600 21600 0 21600 0 0 Z N"/>
        </draw:custom-shape>
        <draw:line draw:style-name="gr15" draw:text-style-name="P15" xml:id="id33" draw:id="id33" draw:layer="layout" svg:x1="55cm" svg:y1="51.25cm" svg:x2="56.25cm" svg:y2="51.25cm">
          <text:p/>
        </draw:line>
        <draw:line draw:style-name="gr16" draw:text-style-name="P15" xml:id="id31" draw:id="id31" draw:layer="layout" svg:x1="55cm" svg:y1="48.5cm" svg:x2="56.25cm" svg:y2="48.5cm">
          <text:p/>
        </draw:line>
        <draw:line draw:style-name="gr17" draw:text-style-name="P15" xml:id="id30" draw:id="id30" draw:layer="layout" svg:x1="50.75cm" svg:y1="49.75cm" svg:x2="49.5cm" svg:y2="49.75cm">
          <text:p/>
        </draw:line>
        <draw:connector draw:style-name="gr18" draw:text-style-name="P2" draw:layer="layout" svg:x1="50.75cm" svg:y1="49.75cm" svg:x2="55cm" svg:y2="48.5cm" draw:start-shape="id30" draw:start-glue-point="1" draw:end-shape="id31" draw:end-glue-point="3" svg:d="M50750 49750h2125v-1250h2125" svg:viewBox="0 0 4251 1251">
          <text:p/>
        </draw:connector>
        <draw:line draw:style-name="gr15" draw:text-style-name="P15" xml:id="id32" draw:id="id32" draw:layer="layout" svg:x1="50.75cm" svg:y1="51.25cm" svg:x2="49.5cm" svg:y2="51.25cm">
          <text:p/>
        </draw:line>
        <draw:connector draw:style-name="gr19" draw:text-style-name="P2" draw:layer="layout" svg:x1="50.75cm" svg:y1="51.25cm" svg:x2="55cm" svg:y2="51.25cm" draw:start-shape="id32" draw:start-glue-point="1" draw:end-shape="id33" draw:end-glue-point="3" svg:d="M50750 51250h4250" svg:viewBox="0 0 4251 1">
          <text:p/>
        </draw:connector>
        <draw:line draw:style-name="gr20" draw:text-style-name="P2" xml:id="id34" draw:id="id34" draw:layer="layout" svg:x1="49.5cm" svg:y1="52.75cm" svg:x2="50.5cm" svg:y2="52.75cm">
          <text:p/>
        </draw:line>
        <draw:connector draw:style-name="gr21" draw:text-style-name="P15" draw:layer="layout" draw:line-skew="-1.029cm" svg:x1="50.5cm" svg:y1="52.75cm" svg:x2="53.375cm" svg:y2="54.5cm" draw:start-shape="id34" draw:start-glue-point="1" draw:end-shape="id35" draw:end-glue-point="0" svg:d="M50500 52750h2875v1750" svg:viewBox="0 0 2876 1751">
          <text:p/>
        </draw:connector>
        <draw:connector draw:style-name="gr22" draw:text-style-name="P15" draw:layer="layout" draw:line-skew="0cm -0.749cm" svg:x1="61cm" svg:y1="48.5cm" svg:x2="67.5cm" svg:y2="48.5cm" draw:start-shape="id36" draw:start-glue-point="1" draw:end-shape="id37" draw:end-glue-point="0" svg:d="M61000 48500h1625v-1250h4875v1250" svg:viewBox="0 0 6501 1251">
          <text:p/>
        </draw:connector>
        <draw:connector draw:style-name="gr23" draw:text-style-name="P15" draw:layer="layout" svg:x1="61cm" svg:y1="51.25cm" svg:x2="64.25cm" svg:y2="51.25cm" draw:start-shape="id38" draw:start-glue-point="1" draw:end-shape="id37" draw:end-glue-point="3" svg:d="M61000 51250h3250" svg:viewBox="0 0 3251 1">
          <text:p/>
        </draw:connector>
        <draw:connector draw:style-name="gr24" draw:text-style-name="P15" draw:layer="layout" svg:x1="70.75cm" svg:y1="51.25cm" svg:x2="73cm" svg:y2="50.75cm" draw:start-shape="id37" draw:start-glue-point="1" svg:d="M70750 51250h1376v-500h874" svg:viewBox="0 0 2251 501">
          <text:p/>
        </draw:connector>
        <draw:frame draw:style-name="gr25" draw:text-style-name="P17" draw:layer="layout" svg:width="8.622cm" svg:height="1.352cm" svg:x="49cm" svg:y="46.538cm">
          <draw:text-box>
            <text:p text:style-name="P16"><text:span text:style-name="T2">Peripherial board</text:span></text:p>
          </draw:text-box>
        </draw:frame>
        <draw:custom-shape draw:style-name="gr13" draw:text-style-name="P3" draw:layer="layout" svg:width="1.25cm" svg:height="5cm" svg:x="46.25cm" svg:y="3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25cm" svg:height="5cm" svg:x="46.25cm" svg:y="26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25cm" svg:height="5cm" svg:x="46.25cm" svg:y="15cm">
          <text:p/>
          <draw:enhanced-geometry svg:viewBox="0 0 21600 21600" draw:type="rectangle" draw:enhanced-path="M 0 0 L 21600 0 21600 21600 0 21600 0 0 Z N"/>
        </draw:custom-shape>
        <draw:line draw:style-name="gr27" draw:text-style-name="P15" draw:layer="layout" svg:x1="48.75cm" svg:y1="34cm" svg:x2="48.75cm" svg:y2="35cm">
          <text:p/>
        </draw:line>
        <draw:line draw:style-name="gr27" draw:text-style-name="P15" draw:layer="layout" svg:x1="48.75cm" svg:y1="34.5cm" svg:x2="46.75cm" svg:y2="34.5cm">
          <text:p/>
        </draw:line>
        <draw:line draw:style-name="gr22" draw:text-style-name="P15" draw:layer="layout" svg:x1="45.25cm" svg:y1="16cm" svg:x2="46.25cm" svg:y2="16cm">
          <text:p/>
        </draw:line>
        <draw:line draw:style-name="gr28" draw:text-style-name="P15" xml:id="id51" draw:id="id51" draw:layer="layout" svg:x1="45.25cm" svg:y1="19cm" svg:x2="46.25cm" svg:y2="19cm">
          <text:p/>
        </draw:line>
        <draw:line draw:style-name="gr29" draw:text-style-name="P15" xml:id="id40" draw:id="id40" draw:layer="layout" svg:x1="45.25cm" svg:y1="17.5cm" svg:x2="46.25cm" svg:y2="17.5cm">
          <text:p/>
        </draw:line>
        <draw:line draw:style-name="gr22" draw:text-style-name="P15" draw:layer="layout" svg:x1="45.25cm" svg:y1="27.25cm" svg:x2="46.25cm" svg:y2="27.25cm">
          <text:p/>
        </draw:line>
        <draw:line draw:style-name="gr28" draw:text-style-name="P15" xml:id="id50" draw:id="id50" draw:layer="layout" svg:x1="45.25cm" svg:y1="30.25cm" svg:x2="46.25cm" svg:y2="30.25cm">
          <text:p/>
        </draw:line>
        <draw:line draw:style-name="gr29" draw:text-style-name="P15" xml:id="id42" draw:id="id42" draw:layer="layout" svg:x1="45.25cm" svg:y1="28.75cm" svg:x2="46.25cm" svg:y2="28.75cm">
          <text:p/>
        </draw:line>
        <draw:line draw:style-name="gr22" draw:text-style-name="P15" draw:layer="layout" svg:x1="45.25cm" svg:y1="38.5cm" svg:x2="46.25cm" svg:y2="38.5cm">
          <text:p/>
        </draw:line>
        <draw:line draw:style-name="gr28" draw:text-style-name="P15" xml:id="id47" draw:id="id47" draw:layer="layout" svg:x1="45.25cm" svg:y1="41.5cm" svg:x2="46.25cm" svg:y2="41.5cm">
          <text:p/>
        </draw:line>
        <draw:line draw:style-name="gr29" draw:text-style-name="P15" xml:id="id44" draw:id="id44" draw:layer="layout" svg:x1="45.25cm" svg:y1="40cm" svg:x2="46.25cm" svg:y2="40cm">
          <text:p/>
        </draw:line>
        <draw:line draw:style-name="gr22" draw:text-style-name="P15" draw:layer="layout" svg:x1="45.25cm" svg:y1="49.75cm" svg:x2="46.25cm" svg:y2="49.75cm">
          <text:p/>
        </draw:line>
        <draw:line draw:style-name="gr28" draw:text-style-name="P15" xml:id="id49" draw:id="id49" draw:layer="layout" svg:x1="45.25cm" svg:y1="52.75cm" svg:x2="46.25cm" svg:y2="52.75cm">
          <text:p/>
        </draw:line>
        <draw:line draw:style-name="gr29" draw:text-style-name="P15" xml:id="id46" draw:id="id46" draw:layer="layout" svg:x1="45.25cm" svg:y1="51.25cm" svg:x2="46.25cm" svg:y2="51.25cm">
          <text:p/>
        </draw:line>
        <draw:line draw:style-name="gr29" draw:text-style-name="P15" draw:layer="layout" svg:x1="34.25cm" svg:y1="30cm" svg:x2="33.25cm" svg:y2="30cm">
          <text:p/>
        </draw:line>
        <draw:line draw:style-name="gr29" draw:text-style-name="P15" draw:layer="layout" svg:x1="34.25cm" svg:y1="33cm" svg:x2="33.25cm" svg:y2="33cm">
          <text:p/>
        </draw:line>
        <draw:line draw:style-name="gr29" draw:text-style-name="P15" draw:layer="layout" svg:x1="34.25cm" svg:y1="39cm" svg:x2="33.25cm" svg:y2="39cm">
          <text:p/>
        </draw:line>
        <draw:line draw:style-name="gr28" draw:text-style-name="P15" draw:layer="layout" svg:x1="30.75cm" svg:y1="41.5cm" svg:x2="30.75cm" svg:y2="40.5cm">
          <text:p/>
        </draw:line>
        <draw:line draw:style-name="gr30" draw:text-style-name="P15" xml:id="id39" draw:id="id39" draw:layer="layout" svg:x1="34.25cm" svg:y1="30cm" svg:x2="35.75cm" svg:y2="30cm">
          <text:p/>
        </draw:line>
        <draw:line draw:style-name="gr29" draw:text-style-name="P15" draw:layer="layout" svg:x1="34.25cm" svg:y1="36cm" svg:x2="33.25cm" svg:y2="36cm">
          <text:p/>
        </draw:line>
        <draw:line draw:style-name="gr30" draw:text-style-name="P15" xml:id="id41" draw:id="id41" draw:layer="layout" svg:x1="34.25cm" svg:y1="33cm" svg:x2="35.75cm" svg:y2="33cm">
          <text:p/>
        </draw:line>
        <draw:line draw:style-name="gr30" draw:text-style-name="P15" xml:id="id43" draw:id="id43" draw:layer="layout" svg:x1="34.25cm" svg:y1="36cm" svg:x2="35.75cm" svg:y2="36cm">
          <text:p/>
        </draw:line>
        <draw:line draw:style-name="gr30" draw:text-style-name="P15" xml:id="id45" draw:id="id45" draw:layer="layout" svg:x1="34.25cm" svg:y1="39cm" svg:x2="35.75cm" svg:y2="39cm">
          <text:p/>
        </draw:line>
        <draw:connector draw:style-name="gr19" draw:text-style-name="P2" draw:layer="layout" draw:line-skew="-6.352cm" svg:x1="35.75cm" svg:y1="30cm" svg:x2="45.25cm" svg:y2="17.5cm" draw:start-shape="id39" draw:start-glue-point="1" draw:end-shape="id40" draw:end-glue-point="3" svg:d="M35750 30000v-12500h9500" svg:viewBox="0 0 9501 12501">
          <text:p/>
        </draw:connector>
        <draw:connector draw:style-name="gr19" draw:text-style-name="P2" draw:layer="layout" draw:line-skew="-3.5cm" svg:x1="35.75cm" svg:y1="33cm" svg:x2="45.25cm" svg:y2="28.75cm" draw:start-shape="id41" draw:start-glue-point="1" draw:end-shape="id42" draw:end-glue-point="3" svg:d="M35750 33000h1250v-4250h8250" svg:viewBox="0 0 9501 4251">
          <text:p/>
        </draw:connector>
        <draw:connector draw:style-name="gr19" draw:text-style-name="P2" draw:layer="layout" draw:line-skew="-3.5cm" svg:x1="35.75cm" svg:y1="36cm" svg:x2="45.25cm" svg:y2="40cm" draw:start-shape="id43" draw:start-glue-point="1" draw:end-shape="id44" draw:end-glue-point="3" svg:d="M35750 36000h1250v4000h8250" svg:viewBox="0 0 9501 4001">
          <text:p/>
        </draw:connector>
        <draw:connector draw:style-name="gr19" draw:text-style-name="P2" draw:layer="layout" draw:line-skew="6.226cm" svg:x1="35.75cm" svg:y1="39cm" svg:x2="45.25cm" svg:y2="51.25cm" draw:start-shape="id45" draw:start-glue-point="1" draw:end-shape="id46" draw:end-glue-point="3" svg:d="M35750 39000v12250h9500" svg:viewBox="0 0 9501 12251">
          <text:p/>
        </draw:connector>
        <draw:frame draw:style-name="gr8" draw:text-style-name="P19" draw:layer="layout" svg:width="4.882cm" svg:height="1.673cm" svg:x="37.5cm" svg:y="16.5cm">
          <draw:text-box>
            <text:p>SPI1 - UART1</text:p>
          </draw:text-box>
        </draw:frame>
        <draw:frame draw:style-name="gr8" draw:text-style-name="P19" draw:layer="layout" svg:width="4.882cm" svg:height="1.673cm" svg:x="37.5cm" svg:y="17.75cm">
          <draw:text-box>
            <text:p>I2C1 - GPIOs</text:p>
          </draw:text-box>
        </draw:frame>
        <draw:frame draw:style-name="gr8" draw:text-style-name="P19" draw:layer="layout" svg:width="4.882cm" svg:height="1.673cm" svg:x="37.5cm" svg:y="27.75cm">
          <draw:text-box>
            <text:p>SPI2 - UART2</text:p>
          </draw:text-box>
        </draw:frame>
        <draw:frame draw:style-name="gr8" draw:text-style-name="P19" draw:layer="layout" svg:width="4.882cm" svg:height="1.673cm" svg:x="37.5cm" svg:y="29cm">
          <draw:text-box>
            <text:p>I2C2 - GPIOs</text:p>
          </draw:text-box>
        </draw:frame>
        <draw:frame draw:style-name="gr8" draw:text-style-name="P19" draw:layer="layout" svg:width="4.882cm" svg:height="1.673cm" svg:x="37.5cm" svg:y="39.077cm">
          <draw:text-box>
            <text:p>SPI3 - UART3</text:p>
          </draw:text-box>
        </draw:frame>
        <draw:frame draw:style-name="gr8" draw:text-style-name="P19" draw:layer="layout" svg:width="4.882cm" svg:height="1.673cm" svg:x="37.5cm" svg:y="40.327cm">
          <draw:text-box>
            <text:p>I2C3 - GPIOs</text:p>
          </draw:text-box>
        </draw:frame>
        <draw:frame draw:style-name="gr8" draw:text-style-name="P19" draw:layer="layout" svg:width="4.882cm" svg:height="1.673cm" svg:x="37.5cm" svg:y="50.327cm">
          <draw:text-box>
            <text:p>SPI4 - UART4</text:p>
          </draw:text-box>
        </draw:frame>
        <draw:frame draw:style-name="gr8" draw:text-style-name="P19" draw:layer="layout" svg:width="4.882cm" svg:height="1.673cm" svg:x="37.5cm" svg:y="51.577cm">
          <draw:text-box>
            <text:p>I2C4 - GPIOs</text:p>
          </draw:text-box>
        </draw:frame>
        <draw:line draw:style-name="gr31" draw:text-style-name="P15" draw:layer="layout" svg:x1="30.75cm" svg:y1="41.5cm" svg:x2="30.75cm" svg:y2="42.75cm">
          <text:p/>
        </draw:line>
        <draw:line draw:style-name="gr31" draw:text-style-name="P15" xml:id="id48" draw:id="id48" draw:layer="layout" svg:x1="30.75cm" svg:y1="42.75cm" svg:x2="44cm" svg:y2="42.75cm">
          <text:p/>
        </draw:line>
        <draw:connector draw:style-name="gr32" draw:text-style-name="P2" draw:layer="layout" draw:line-skew="-0.625cm" svg:x1="45.25cm" svg:y1="41.5cm" svg:x2="44cm" svg:y2="42.75cm" draw:start-shape="id47" draw:start-glue-point="3" draw:end-shape="id48" draw:end-glue-point="1" svg:d="M45250 41500h-1250v1250" svg:viewBox="0 0 1251 1251">
          <text:p/>
        </draw:connector>
        <draw:connector draw:style-name="gr32" draw:text-style-name="P2" draw:layer="layout" draw:line-skew="5.101cm" svg:x1="44cm" svg:y1="42.75cm" svg:x2="45.25cm" svg:y2="52.75cm" draw:start-shape="id48" draw:start-glue-point="1" draw:end-shape="id49" draw:end-glue-point="3" svg:d="M44000 42750v10000h1250" svg:viewBox="0 0 1251 10001">
          <text:p/>
        </draw:connector>
        <draw:connector draw:style-name="gr32" draw:text-style-name="P2" draw:layer="layout" draw:line-skew="-6.352cm" svg:x1="44cm" svg:y1="42.75cm" svg:x2="45.25cm" svg:y2="30.25cm" draw:start-shape="id48" draw:start-glue-point="1" draw:end-shape="id50" draw:end-glue-point="3" svg:d="M44000 42750v-12500h1250" svg:viewBox="0 0 1251 12501">
          <text:p/>
        </draw:connector>
        <draw:connector draw:style-name="gr32" draw:text-style-name="P2" draw:layer="layout" draw:line-skew="-11.977cm" svg:x1="44cm" svg:y1="42.75cm" svg:x2="45.25cm" svg:y2="19cm" draw:start-shape="id48" draw:start-glue-point="1" draw:end-shape="id51" draw:end-glue-point="3" svg:d="M44000 42750v-23750h1250" svg:viewBox="0 0 1251 23751">
          <text:p/>
        </draw:connector>
        <draw:frame draw:style-name="gr33" draw:text-style-name="P19" draw:layer="layout" svg:width="1.84cm" svg:height="0.962cm" svg:x="31.16cm" svg:y="42.788cm">
          <draw:text-box>
            <text:p>I2C5</text:p>
          </draw:text-box>
        </draw:frame>
        <draw:line draw:style-name="gr17" draw:text-style-name="P15" draw:layer="layout" svg:x1="45.25cm" svg:y1="16cm" svg:x2="18.5cm" svg:y2="16cm">
          <text:p/>
        </draw:line>
        <draw:line draw:style-name="gr17" draw:text-style-name="P15" draw:layer="layout" svg:x1="45.25cm" svg:y1="27.25cm" svg:x2="42.75cm" svg:y2="27.25cm">
          <text:p/>
        </draw:line>
        <draw:line draw:style-name="gr17" draw:text-style-name="P15" draw:layer="layout" svg:x1="45.25cm" svg:y1="38.5cm" svg:x2="42.75cm" svg:y2="38.5cm">
          <text:p/>
        </draw:line>
        <draw:line draw:style-name="gr17" draw:text-style-name="P15" draw:layer="layout" svg:x1="45.25cm" svg:y1="49.75cm" svg:x2="42.75cm" svg:y2="49.75cm">
          <text:p/>
        </draw:line>
        <draw:line draw:style-name="gr17" draw:text-style-name="P15" draw:layer="layout" svg:x1="42.75cm" svg:y1="49.85cm" svg:x2="42.75cm" svg:y2="16cm">
          <text:p/>
        </draw:line>
        <draw:custom-shape draw:style-name="gr3" draw:text-style-name="P3" xml:id="id57" draw:id="id57" draw:layer="layout" svg:width="4cm" svg:height="3.25cm" svg:x="14.5cm" svg:y="43cm">
          <text:p text:style-name="P2">USB C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9cm" svg:height="12.5cm" svg:x="2.5cm" svg:y="40cm">
          <text:p text:style-name="P2">User computer</text:p>
          <draw:enhanced-geometry svg:viewBox="0 0 21600 21600" draw:type="rectangle" draw:enhanced-path="M 0 0 L 21600 0 21600 21600 0 21600 0 0 Z N"/>
        </draw:custom-shape>
        <draw:line draw:style-name="gr35" draw:text-style-name="P2" draw:layer="layout" svg:x1="11.5cm" svg:y1="44cm" svg:x2="12.5cm" svg:y2="44cm">
          <text:p/>
        </draw:line>
        <draw:line draw:style-name="gr35" draw:text-style-name="P2" draw:layer="layout" svg:x1="14.5cm" svg:y1="44.5cm" svg:x2="13.5cm" svg:y2="44.5cm">
          <text:p/>
        </draw:line>
        <draw:line draw:style-name="gr36" draw:text-style-name="P15" draw:layer="layout" svg:x1="13cm" svg:y1="44cm" svg:x2="13cm" svg:y2="51cm">
          <text:p/>
        </draw:line>
        <draw:line draw:style-name="gr35" draw:text-style-name="P2" draw:layer="layout" svg:x1="14.5cm" svg:y1="51cm" svg:x2="13cm" svg:y2="51cm">
          <text:p/>
        </draw:line>
        <draw:line draw:style-name="gr36" draw:text-style-name="P15" draw:layer="layout" svg:x1="12.5cm" svg:y1="44cm" svg:x2="13cm" svg:y2="44cm">
          <text:p/>
        </draw:line>
        <draw:line draw:style-name="gr36" draw:text-style-name="P15" draw:layer="layout" svg:x1="13.5cm" svg:y1="44.5cm" svg:x2="13cm" svg:y2="44.5cm">
          <text:p/>
        </draw:line>
        <draw:custom-shape draw:style-name="gr37" draw:text-style-name="P2" xml:id="id52" draw:id="id52" draw:layer="layout" svg:width="8.75cm" svg:height="8.25cm" svg:x="2.5cm" svg:y="11.75cm">
          <text:p text:style-name="P2">AC/DC</text:p>
          <text:p text:style-name="P2">Power supply</text:p>
          <text:p text:style-name="P2"><text:span text:style-name="T3">12V ?</text:span></text:p>
          <draw:enhanced-geometry svg:viewBox="0 0 21600 21600" draw:type="rectangle" draw:enhanced-path="M 0 0 L 21600 0 21600 21600 0 21600 0 0 Z N"/>
        </draw:custom-shape>
        <draw:connector draw:style-name="gr38" draw:text-style-name="P15" draw:layer="layout" svg:x1="11.25cm" svg:y1="15.875cm" svg:x2="14.5cm" svg:y2="15.875cm" draw:start-shape="id52" draw:start-glue-point="1" draw:end-shape="id53" draw:end-glue-point="3" svg:d="M11250 15875h3250" svg:viewBox="0 0 3251 1">
          <text:p/>
        </draw:connector>
        <draw:custom-shape draw:style-name="gr39" draw:text-style-name="P4" xml:id="id55" draw:id="id55" draw:layer="layout" svg:width="4cm" svg:height="3.25cm" svg:x="21.25cm" svg:y="43cm">
          <text:p text:style-name="P2">FT230H</text:p>
          <text:p text:style-name="P2">Up to </text:p>
          <text:p text:style-name="P2">12MBaud</text:p>
          <draw:enhanced-geometry svg:viewBox="0 0 21600 21600" draw:type="rectangle" draw:enhanced-path="M 0 0 L 21600 0 21600 21600 0 21600 0 0 Z N"/>
        </draw:custom-shape>
        <draw:custom-shape draw:style-name="gr39" draw:text-style-name="P4" xml:id="id59" draw:id="id59" draw:layer="layout" svg:width="4cm" svg:height="3.25cm" svg:x="26.25cm" svg:y="43cm">
          <text:p text:style-name="P2">TBD</text:p>
          <draw:enhanced-geometry svg:viewBox="0 0 21600 21600" draw:type="rectangle" draw:enhanced-path="M 0 0 L 21600 0 21600 21600 0 21600 0 0 Z N"/>
        </draw:custom-shape>
        <draw:line draw:style-name="gr40" draw:text-style-name="P15" xml:id="id54" draw:id="id54" draw:layer="layout" svg:x1="23.25cm" svg:y1="42cm" svg:x2="23.25cm" svg:y2="40.5cm">
          <text:p/>
        </draw:line>
        <draw:connector draw:style-name="gr40" draw:text-style-name="P15" draw:layer="layout" svg:x1="23.25cm" svg:y1="42cm" svg:x2="23.25cm" svg:y2="43cm" draw:start-shape="id54" draw:start-glue-point="2" draw:end-shape="id55" draw:end-glue-point="0" svg:d="M23250 42000v1000" svg:viewBox="0 0 1 1001">
          <text:p/>
        </draw:connector>
        <draw:line draw:style-name="gr41" draw:text-style-name="P15" xml:id="id56" draw:id="id56" draw:layer="layout" svg:x1="28.25cm" svg:y1="42cm" svg:x2="28.25cm" svg:y2="40.5cm">
          <text:p/>
        </draw:line>
        <draw:connector draw:style-name="gr41" draw:text-style-name="P15" draw:layer="layout" svg:x1="28.25cm" svg:y1="42cm" svg:x2="28.25cm" svg:y2="43cm" draw:start-shape="id56" draw:start-glue-point="2" svg:d="M28250 42000v1000" svg:viewBox="0 0 1 1001">
          <text:p/>
        </draw:connector>
        <draw:frame draw:style-name="gr33" draw:text-style-name="P19" draw:layer="layout" svg:width="2.737cm" svg:height="0.962cm" svg:x="19.589cm" svg:y="41.25cm">
          <draw:text-box>
            <text:p>UART 5</text:p>
          </draw:text-box>
        </draw:frame>
        <draw:frame draw:style-name="gr33" draw:text-style-name="P19" draw:layer="layout" svg:width="1.772cm" svg:height="0.962cm" svg:x="25.75cm" svg:y="41.25cm">
          <draw:text-box>
            <text:p>TBD</text:p>
          </draw:text-box>
        </draw:frame>
        <draw:connector draw:style-name="gr42" draw:text-style-name="P15" draw:layer="layout" svg:x1="21.25cm" svg:y1="44.625cm" svg:x2="18.5cm" svg:y2="44.625cm" draw:start-shape="id55" draw:start-glue-point="3" draw:end-shape="id57" draw:end-glue-point="1" svg:d="M21250 44625h-2750" svg:viewBox="0 0 2751 1">
          <text:p/>
        </draw:connector>
        <draw:connector draw:style-name="gr43" draw:text-style-name="P15" draw:layer="layout" svg:x1="18.5cm" svg:y1="50.875cm" svg:x2="28.25cm" svg:y2="46.25cm" draw:start-shape="id58" draw:start-glue-point="1" draw:end-shape="id59" draw:end-glue-point="2" svg:d="M18500 50875h9750v-4625" svg:viewBox="0 0 9751 4626">
          <text:p/>
        </draw:connector>
        <draw:line draw:style-name="gr29" draw:text-style-name="P15" xml:id="id60" draw:id="id60" draw:layer="layout" svg:x1="30.5cm" svg:y1="26.75cm" svg:x2="30.5cm" svg:y2="28.75cm">
          <text:p/>
        </draw:line>
        <draw:connector draw:style-name="gr29" draw:text-style-name="P15" draw:layer="layout" svg:x1="30.5cm" svg:y1="26.75cm" svg:x2="30.5cm" svg:y2="13.25cm" draw:start-shape="id60" draw:start-glue-point="0" draw:end-shape="id61" draw:end-glue-point="2" svg:d="M30500 26750v-13500" svg:viewBox="0 0 1 13501">
          <text:p/>
        </draw:connector>
        <draw:line draw:style-name="gr31" draw:text-style-name="P15" draw:layer="layout" svg:x1="44cm" svg:y1="19cm" svg:x2="32.5cm" svg:y2="19cm">
          <text:p/>
        </draw:line>
        <draw:line draw:style-name="gr28" draw:text-style-name="P15" draw:layer="layout" svg:x1="32.5cm" svg:y1="19cm" svg:x2="32.5cm" svg:y2="13.25cm">
          <text:p/>
        </draw:line>
        <draw:frame draw:style-name="gr8" draw:text-style-name="P19" draw:layer="layout" svg:width="4.882cm" svg:height="1.673cm" draw:transform="rotate (1.5707963267949) translate (29.5cm 24.632cm)">
          <draw:text-box>
            <text:p>SPI6 - UART6</text:p>
          </draw:text-box>
        </draw:frame>
        <draw:frame draw:style-name="gr8" draw:text-style-name="P19" draw:layer="layout" svg:width="4.882cm" svg:height="1.673cm" draw:transform="rotate (1.5707963267949) translate (30.577cm 24.632cm)">
          <draw:text-box>
            <text:p>GPIOs</text:p>
          </draw:text-box>
        </draw:frame>
        <draw:line draw:style-name="gr22" draw:text-style-name="P15" draw:layer="layout" svg:x1="28cm" svg:y1="16cm" svg:x2="28cm" svg:y2="13.25cm">
          <text:p/>
        </draw:line>
        <draw:frame draw:style-name="gr44" draw:text-style-name="P20" draw:layer="layout" svg:width="9.595cm" svg:height="1.517cm" svg:x="36.905cm" svg:y="12.733cm">
          <draw:text-box>
            <text:p><text:span text:style-name="T4">Backplane board</text:span></text:p>
          </draw:text-box>
        </draw:frame>
        <draw:frame draw:style-name="gr45" draw:text-style-name="P22" draw:layer="layout" svg:width="26.25cm" svg:height="9.827cm" svg:x="32.75cm" svg:y="1.605cm">
          <draw:text-box>
            <text:p text:style-name="P21"><text:span text:style-name="T5">Open test bench</text:span></text:p>
            <text:p text:style-name="P21"><text:span text:style-name="T5">Preliminary definition</text:span></text:p>
            <text:p text:style-name="P21"><text:span text:style-name="T5">V1</text:span></text:p>
          </draw:text-box>
        </draw:frame>
        <draw:frame draw:style-name="gr46" draw:text-style-name="P24" draw:layer="layout" svg:width="11.145cm" svg:height="5.493cm" svg:x="1.355cm" svg:y="1.757cm">
          <draw:text-box>
            <text:p text:style-name="P23"><text:span text:style-name="T6">SCLAFER Bastien</text:span></text:p>
            <text:p text:style-name="P23"><text:span text:style-name="T6">04/2021</text:span></text:p>
            <text:p text:style-name="P23"><text:span text:style-name="T7">OXILE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Good Times Rg" svg:font-family="'Good Times Rg'" style:font-family-generic="swiss" style:font-pitch="variable"/>
    <style:font-face style:name="Impact" svg:font-family="Impact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300%" draw:distance="300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29T17:34:59.599000000</meta:creation-date>
    <dc:date>2021-04-30T00:27:51.344000000</dc:date>
    <meta:editing-duration>PT27M21S</meta:editing-duration>
    <meta:editing-cycles>4</meta:editing-cycles>
    <meta:generator>LibreOffice/6.3.4.2$Windows_X86_64 LibreOffice_project/60da17e045e08f1793c57c00ba83cdfce946d0aa</meta:generator>
    <meta:document-statistic meta:object-count="170"/>
  </office:meta>
</office:document-meta>
</file>